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e7c0" officeooo:paragraph-rsid="0005e7c0"/>
    </style:style>
    <style:style style:name="P2" style:family="paragraph" style:parent-style-name="Text_20_body">
      <style:text-properties officeooo:paragraph-rsid="0005e7c0"/>
    </style:style>
    <style:style style:name="P3" style:family="paragraph" style:parent-style-name="Text_20_body">
      <style:text-properties officeooo:paragraph-rsid="00099397"/>
    </style:style>
    <style:style style:name="P4" style:family="paragraph" style:parent-style-name="Text_20_body">
      <style:text-properties officeooo:rsid="000a196e" officeooo:paragraph-rsid="000a196e"/>
    </style:style>
    <style:style style:name="P5" style:family="paragraph" style:parent-style-name="Text_20_body">
      <style:text-properties officeooo:rsid="000cca84" officeooo:paragraph-rsid="000cca84"/>
    </style:style>
    <style:style style:name="P6" style:family="paragraph" style:parent-style-name="Text_20_body">
      <style:text-properties officeooo:rsid="000cca84" officeooo:paragraph-rsid="00117d65"/>
    </style:style>
    <style:style style:name="P7" style:family="paragraph" style:parent-style-name="Text_20_body">
      <style:text-properties officeooo:rsid="000cca84" officeooo:paragraph-rsid="00138ef8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000000" style:font-name="Arial" fo:letter-spacing="normal" fo:language="en" fo:country="US" fo:font-style="normal" fo:font-weight="normal" style:font-style-asian="normal" style:font-style-complex="normal"/>
    </style:style>
    <style:style style:name="P9" style:family="paragraph" style:parent-style-name="Heading_20_2">
      <style:text-properties officeooo:rsid="0005e7c0" officeooo:paragraph-rsid="0005e7c0"/>
    </style:style>
    <style:style style:name="P10" style:family="paragraph" style:parent-style-name="Heading_20_2">
      <style:text-properties officeooo:rsid="00099397" officeooo:paragraph-rsid="00099397"/>
    </style:style>
    <style:style style:name="T1" style:family="text">
      <style:text-properties officeooo:rsid="00067ef1"/>
    </style:style>
    <style:style style:name="T2" style:family="text">
      <style:text-properties officeooo:rsid="000e5bb0"/>
    </style:style>
    <style:style style:name="T3" style:family="text">
      <style:text-properties officeooo:rsid="000ef56d"/>
    </style:style>
    <style:style style:name="T4" style:family="text">
      <style:text-properties officeooo:rsid="000f49f0"/>
    </style:style>
    <style:style style:name="T5" style:family="text">
      <style:text-properties officeooo:rsid="000f8d49"/>
    </style:style>
    <style:style style:name="T6" style:family="text">
      <style:text-properties officeooo:rsid="0010f6b7"/>
    </style:style>
    <style:style style:name="T7" style:family="text">
      <style:text-properties officeooo:rsid="00117d65"/>
    </style:style>
    <style:style style:name="T8" style:family="text">
      <style:text-properties officeooo:rsid="0012cdfd"/>
    </style:style>
    <style:style style:name="T9" style:family="text">
      <style:text-properties officeooo:rsid="00138ef8"/>
    </style:style>
    <style:style style:name="T10" style:family="text">
      <style:text-properties officeooo:rsid="0013b966"/>
    </style:style>
    <style:style style:name="T11" style:family="text">
      <style:text-properties officeooo:rsid="0015b283"/>
    </style:style>
    <style:style style:name="T12" style:family="text">
      <style:text-properties officeooo:rsid="00161e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firstHeading"/>The War of the Worlds</text:h>
      <text:h text:style-name="P9" text:outline-level="2">Author</text:h>
      <text:p text:style-name="P1">Herbert George Wells <text:span text:style-name="T1">is a British writer and the father of science fictions. His father was a cricket player and he owned a sport shop, but when he broke his leg his four children were forced to work to increase the income. He became a fervent socialist and pacifist.</text:span></text:p>
      <text:h text:style-name="P10" text:outline-level="2">Plot</text:h>
      <text:p text:style-name="P4">War of the Worlds was adapted by Orson Welles in a famous radio program in 1938. The story was so realistic that a part of the American people really believed that the events were true.</text:p>
      <text:p text:style-name="P4"/>
      <text:p text:style-name="P5">The story starts with the protagonist, a writer, at an observatory with the astronomer Ogilvy. They sight explosions on the surface of Mars. A flaming object like a meteor crashes in Woking, southwest of London, near the house of the hero, producing a large crater on the point of impact. It is a strange object, similar to a metal cylinder. <text:s/>A few Martians come out from the cylinder: they are simililar to octopus and as big as a bear. The group moves away, and the boy is dragged into the cylinder. A group of three men <text:span text:style-name="T2">tries to approach the Martians</text:span>, but <text:span text:style-name="T2">they were</text:span> carbonize<text:span text:style-name="T2">d by</text:span> a<text:span text:style-name="T2">n</text:span> "heat ray", similar to a laser beam, and <text:span text:style-name="T2">the entire area is carbonized, too</text:span>. <text:span text:style-name="T3">T</text:span>he protagonist <text:span text:style-name="T3">flees</text:span> home.</text:p>
      <text:p text:style-name="P5">The next morning the army surround<text:span text:style-name="T5">s</text:span> the <text:span text:style-name="T5">aliens</text:span>. During the morning, the protagonist hears the shots of machine guns and cannons <text:span text:style-name="T5">and then he</text:span> sees the forests burn<text:span text:style-name="T5">ing</text:span> and a bell tower <text:span text:style-name="T4">destroyed</text:span>. So <text:span text:style-name="T5">he</text:span> brings his wife <text:span text:style-name="T5">to</text:span> his relatives <text:span text:style-name="T5">home</text:span> in Leatherhead. <text:span text:style-name="T5">I</text:span>n the evening, however, he finds three giant fighting machines with three legs, "<text:span text:style-name="T4">Tripods</text:span>", built by Martians the night before: they are armed with heat ray and can also shoot a toxic black smoke. These machines defeated the army, and then proceed to attack the nearby <text:span text:style-name="T6">towns</text:span>. He flees in the direction of his house, <text:span text:style-name="T7">to the hills</text:span>.</text:p>
      <text:p text:style-name="P6"><text:span text:style-name="T7">T</text:span>he protagonist meets a gunner in retreat, coming into his garden. <text:span text:style-name="T7">They flee to the Tames</text:span> <text:span text:style-name="T7">but tripods</text:span> appear <text:span text:style-name="T7">and</text:span> one of <text:span text:style-name="T7">them was</text:span> <text:span text:style-name="T7">destroyed by</text:span> British artillery. <text:span text:style-name="T7">W</text:span>hile the Martians retire, the protagonist try<text:span text:style-name="T7">es</text:span> to cross the Thames by boat to arrive in the Middlesex region, </text:p>
      <text:p text:style-name="P7">Other Martian cylinders fall <text:span text:style-name="T9">in</text:span> southern England and in London panic <text:span text:style-name="T9">breaks out</text:span>. The brother of the protagonist runs on a boat after London is covered by black smoke. The <text:span text:style-name="T9">ship HMS Thunder Child destroyes</text:span> two Tripod<text:span text:style-name="T8">s</text:span>, before sinking. Nevertheless, the brother of the protagonist, manage to land in continental Europe. <text:span text:style-name="T9">A</text:span>ll military resistance was <text:span text:style-name="T10">defeated</text:span> and the Tripod<text:span text:style-name="T9">s</text:span> <text:span text:style-name="T10">spread in Ireland and Britain</text:span>, capturing humans. A strange <text:span text:style-name="T11">red weed</text:span> covers the landscape: the Martians have <text:span text:style-name="T9">started</text:span> terraforming to make <text:span text:style-name="T9">the</text:span> Earth similar to their <text:span text:style-name="T9">planet</text:span>.</text:p>
      <text:p text:style-name="P5">The protagonist, who in the meantime had taken refuge in a ruined building, <text:span text:style-name="T11">meets</text:span> a crazed pastor. In the following days <text:span text:style-name="T11">they </text:span>spy <text:span text:style-name="T11">w</text:span>hat Martians <text:span text:style-name="T11">are doing</text:span>. <text:span text:style-name="T11">On</text:span>e day the pastor comes out screaming and the protagonist is forced to hit him. <text:span text:style-name="T11">W</text:span>hile <text:span text:style-name="T11">he is hiding</text:span> the body is dragged away by <text:span text:style-name="T11">aliens</text:span>. Later, the protagonist goes to the center of London. Here finds the retired gunner digging a hole. The protagonist goes on leaving the soldier to his delusions.</text:p>
      <text:p text:style-name="P5">The protagonist decides to kill himself <text:span text:style-name="T12">running</text:span> towards Tripodi. However, he discovers the Martians <text:span text:style-name="T12">and</text:span> red plant<text:span text:style-name="T12">s</text:span> died <text:span text:style-name="T12">because of</text:span> Earth's bacteria. <text:span text:style-name="T12">M</text:span>en start to repopulate the country and the English climate <text:span text:style-name="T12">come back to be the same as before</text:span>. <text:span text:style-name="T12">At</text:span> the end, the protagonist <text:span text:style-name="T12">come back</text:span> home <text:span text:style-name="T12">meeting</text:span> with his wife.</text:p>
      <text:p text:style-name="P4"/>
      <text:p text:style-name="P4"/>
      <text:p text:style-name="P3"><text:soft-page-break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</meta:editing-duration>
    <meta:editing-cycles>15</meta:editing-cycles>
    <meta:generator>LibreOffice/5.0.5.2$Windows_x86 LibreOffice_project/55b006a02d247b5f7215fc6ea0fde844b30035b3</meta:generator>
    <dc:date>2016-08-16T21:10:37.393000000</dc:date>
    <meta:document-statistic meta:table-count="0" meta:image-count="0" meta:object-count="0" meta:page-count="2" meta:paragraph-count="11" meta:word-count="583" meta:character-count="3330" meta:non-whitespace-character-count="275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